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ry Ricotta Tartlets</text:p>
      <text:p text:style-name="P4">Serves: <text:span text:style-name="T2">15 to 18 tartlets</text:span></text:p>
      <text:p text:style-name="P2"/>
      <text:p text:style-name="P6">Ingredients</text:p>
      <text:p text:style-name="P5">Crust:</text:p>
      <text:p text:style-name="P5">1 cup all-purpose flour, plus extra, for dusting</text:p>
      <text:p text:style-name="P5">1/2 cup almond flour</text:p>
      <text:p text:style-name="P5">1/4 teaspoon fine sea salt</text:p>
      <text:p text:style-name="P5">1/2 cup (1 stick) unsalted butter, at room temperature</text:p>
      <text:p text:style-name="P5">1/2 cup sugar</text:p>
      <text:p text:style-name="P5">1 tablespoon honey</text:p>
      <text:p text:style-name="P5">1 teaspoon pure vanilla extract</text:p>
      <text:p text:style-name="P5"/>
      <text:p text:style-name="P5">Berries:</text:p>
      <text:p text:style-name="P5">4 medium strawberries, chopped into 1/4 to 1/2-inch pieces to yield 1/2 cup</text:p>
      <text:p text:style-name="P5">1/2 cup blackberries or raspberries, halved</text:p>
      <text:p text:style-name="P5">1/2 cup blueberries</text:p>
      <text:p text:style-name="P5">1 tablespoon lemon juice</text:p>
      <text:p text:style-name="P5">1 tablespoon powdered sugar</text:p>
      <text:p text:style-name="P5"/>
      <text:p text:style-name="P5">Ricotta Topping:</text:p>
      <text:p text:style-name="P5">1 1/2 cups whole milk ricotta</text:p>
      <text:p text:style-name="P5">1/4 cup powdered sugar</text:p>
      <text:p text:style-name="P5">2 teaspoons lemon zest</text:p>
      <text:p text:style-name="P5">Special equipment: a 2 1/2-inch round cookie cutter</text:p>
      <text:p text:style-name="P5"/>
      <text:p text:style-name="P6">Directions</text:p>
      <text:p text:style-name="P5">For the crust: In a medium bowl, whisk together the all-purpose flour, almond flour, and salt. Set aside. In a stand mixer fitted with the paddle attachment, beat the butter and sugar on high speed until light and fluffy, 2 to 3 minutes. Beat in the honey and vanilla. With the machine running, gradually add the dry ingredients and blend until incorporated. Transfer the mixture to a work surface and knead into a dough. Wrap the dough in plastic wrap and refrigerate for 30 minutes.</text:p>
      <text:p text:style-name="P5">Place an oven rack in the center of the oven. Preheat the oven to 350 degrees F. Line a baking sheet with parchment paper or a silicone liner. Set aside.</text:p>
      <text:p text:style-name="P5"/>
      <text:p text:style-name="P5"><text:soft-page-break/>On a lightly floured work surface, roll the dough into a 12-inch diameter circle, about 1/4-inch thick. Using a 2 1/2-inch round cookie cutter, cut out circles of the dough and arrange on the prepared baking sheet. Gather any scraps of dough and gently knead together. Roll out until 1/4-inch thick. Cut out additional circles of dough and place on the baking sheet (there should be a total of 15 to 18 circles). Bake until slightly golden around the edges, 10 to 12 minutes. Cool on the baking sheet for 15 minutes.</text:p>
      <text:p text:style-name="P5">For the berries: In a medium bowl toss together the strawberries, blackberries, blueberries, lemon juice, and sugar. Let the mixture stand for 30 minutes.</text:p>
      <text:p text:style-name="P5">For the ricotta topping: In a medium bowl, mix together the cheese, powdered sugar, and lemon zest.</text:p>
      <text:p text:style-name="P5">To assemble the tartlets: Spoon 1 1/2 tablespoons of the ricotta topping in the center of each crust. Using a small spoon, make a shallow well in the ricotta topping and fill with a little of the berry mixture. Arrange on a platter and ser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0T16:33:55</meta:creation-date>
    <meta:document-statistic meta:table-count="0" meta:image-count="0" meta:object-count="0" meta:page-count="2" meta:paragraph-count="29" meta:word-count="396" meta:character-count="2268"/>
    <dc:date>2011-08-10T16:37:25</dc:date>
    <dc:creator>Robert Houk</dc:creator>
    <meta:editing-duration>PT00H03M30S</meta:editing-duration>
    <meta:editing-cycles>1</meta:editing-cycles>
    <meta:generator>OpenOffice.org/3.2$Unix OpenOffice.org_project/320m18$Build-9502</meta:generator>
  </office:meta>
</office:document-meta>
</file>